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409in"/>
    </style:style>
    <style:style style:name="co2" style:family="table-column">
      <style:table-column-properties fo:break-before="auto" style:column-width="3.002in"/>
    </style:style>
    <style:style style:name="co3" style:family="table-column">
      <style:table-column-properties fo:break-before="auto" style:column-width="3.22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8083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146in" fo:break-before="auto" style:use-optimal-row-height="false"/>
    </style:style>
    <style:style style:name="ro5" style:family="table-row">
      <style:table-row-properties style:row-height="0.8291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Contexte du projet</text:p>
          </table:table-cell>
          <table:table-cell office:value-type="string">
            <text:p>Raison d’être du projet ?, enjeux ? apports ? degréd’innovation ? Client (s) ?</text:p>
          </table:table-cell>
          <table:table-cell/>
        </table:table-row>
        <table:table-row table:style-name="ro3">
          <table:table-cell office:value-type="string">
            <text:p><text:span text:style-name="T1">Objectifs et contraintes Objectifs</text:span> quantifiés et résultats attendus (intermédiaires, finaux)? Contraintes de coût, de délai, de qualité, </text:p>
          </table:table-cell>
          <table:table-cell office:value-type="string">
            <text:p>Les engagements de l’équipe projet doivent être concrets, mesurables</text:p>
          </table:table-cell>
          <table:table-cell/>
        </table:table-row>
        <table:table-row table:style-name="ro3">
          <table:table-cell office:value-type="string">
            <text:p><text:span text:style-name="T1">Travaux Analyse des Tâches</text:span>, résultats attendus de chaque tâche, livrables,.. Constitution des Lots - Présentation du WBS </text:p>
          </table:table-cell>
          <table:table-cell office:value-type="string">
            <text:p>L’analyse des travaux doit conduire à l’établissement d’un WBS donnant une vision synthétique et exhaustive des travaux.</text:p>
          </table:table-cell>
          <table:table-cell/>
        </table:table-row>
        <table:table-row table:style-name="ro4">
          <table:table-cell office:value-type="string">
            <text:p><text:span text:style-name="T1">Responsabilités </text:span>(tâches, Lots)Constitution de l’équipe projet et règles de fonctionnement </text:p>
          </table:table-cell>
          <table:table-cell office:value-type="string">
            <text:p>Partage équilibré des responsabilités (fonction descompétences, des motivations de chacun et de la charge de travail) </text:p>
          </table:table-cell>
          <table:table-cell/>
        </table:table-row>
        <table:table-row table:style-name="ro5">
          <table:table-cell office:value-type="string">
            <text:p><text:span text:style-name="T1">Planning</text:span> précisant les principales phases, les liens entre tâches, les principaux jalons, les attendus,.. les tâches critiques, les dates de remise de livrables,..</text:p>
          </table:table-cell>
          <table:table-cell office:value-type="string">
            <text:p>diagramme de GANTT </text:p>
          </table:table-cell>
          <table:table-cell/>
        </table:table-row>
        <table:table-row table:style-name="ro3">
          <table:table-cell table:style-name="ce3" office:value-type="string">
            <text:p><text:span text:style-name="T2">Dispositif de pilotage</text:span></text:p>
          </table:table-cell>
          <table:table-cell office:value-type="string">
            <text:p>Quelle organisation pour garantir la maîtrise du projet (technique, coût, planning, perf,.., )?, quels indicateurs de suivi ? Quel dispositif de gestion des conflits ?</text:p>
          </table:table-cell>
          <table:table-cell/>
        </table:table-row>
        <table:table-row table:style-name="ro6">
          <table:table-cell table:style-name="ce3" office:value-type="string">
            <text:p><text:span text:style-name="T2">Gestion des risques</text:span></text:p>
          </table:table-cell>
          <table:table-cell office:value-type="string">
            <text:p>Quels sont les risques identifiés et les actions préventives ?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'Madiot Benoit'</meta:initial-creator>
    <meta:creation-date>2015-02-02T10:00:03</meta:creation-date>
    <dc:date>2015-02-02T10:23:11</dc:date>
    <dc:creator>'Madiot Benoit'</dc:creator>
    <meta:editing-duration>PT7M58S</meta:editing-duration>
    <meta:editing-cycles>1</meta:editing-cycles>
    <meta:document-statistic meta:table-count="1" meta:cell-count="14" meta:object-count="0"/>
    <meta:generator>LibreOffice/4.0.4.2$Linux_X86_64 LibreOffice_project/400m0$Build-2</meta:generator>
  </office:meta>
</office:document-meta>
</file>